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arial" svg:font-family="arial, sans-serif"/>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text-properties style:font-name="Times New Roman2" fo:font-weight="normal" style:font-weight-asian="normal" style:font-weight-complex="normal"/>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Courier 10 Pitch"/>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text-properties fo:font-size="20pt" style:font-size-asian="20pt" style:font-size-complex="20pt"/>
    </style:style>
    <style:style style:name="P14" style:family="paragraph" style:parent-style-name="Text_20_body">
      <style:paragraph-properties fo:margin-left="0.4925in" fo:margin-right="0in" fo:margin-top="0in" fo:margin-bottom="0in" fo:text-indent="0in" style:auto-text-indent="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Code">
      <style:text-properties style:font-name="Courier 10 Pitch"/>
    </style:style>
    <style:style style:name="P18" style:family="paragraph" style:parent-style-name="Standard">
      <style:paragraph-properties style:text-autospace="none"/>
    </style:style>
    <style:style style:name="P19" style:family="paragraph" style:parent-style-name="Standard">
      <style:text-properties fo:font-weight="normal" style:font-weight-asian="normal" style:font-weight-complex="normal"/>
    </style:style>
    <style:style style:name="P20" style:family="paragraph" style:parent-style-name="Code">
      <style:paragraph-properties fo:margin-left="0in" fo:margin-right="0in" fo:text-indent="0in" style:auto-text-indent="false"/>
    </style:style>
    <style:style style:name="P21" style:family="paragraph" style:parent-style-name="Text_20_Body">
      <style:text-properties fo:font-style="normal" style:font-style-asian="normal" style:font-style-complex="normal"/>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5.8035in" style:type="right" style:leader-style="dotted" style:leader-text="."/>
        </style:tab-stops>
      </style:paragraph-properties>
    </style:style>
    <style:style style:name="P24" style:family="paragraph" style:parent-style-name="Contents_20_3">
      <style:paragraph-properties>
        <style:tab-stops>
          <style:tab-stop style:position="5.6071in" style:type="right" style:leader-style="dotted" style:leader-text="."/>
        </style:tab-stops>
      </style:paragraph-properties>
    </style:style>
    <style:style style:name="P25" style:family="paragraph" style:parent-style-name="Text_20_body" style:master-page-name="Title_20_page">
      <style:paragraph-properties style:page-number="auto"/>
    </style:style>
    <style:style style:name="P26"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7" style:family="paragraph" style:parent-style-name="Text_20_body" style:master-page-name="Blank_20_left_20_page">
      <style:paragraph-properties style:page-number="auto"/>
    </style:style>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9"/>
    <style:style style:name="P35" style:family="paragraph" style:parent-style-name="Text_20_body" style:list-style-name="L10"/>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style:font-name="Courier New1"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solid" style:text-underline-width="auto" style:text-underline-color="font-color"/>
    </style:style>
    <style:style style:name="T12" style:family="text">
      <style:text-properties style:font-name="Courier 10 Pitch"/>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font-name="Times New Roman2"/>
    </style:style>
    <style:style style:name="T16" style:family="text">
      <style:text-properties style:font-name="Times New Roman2" fo:font-weight="normal" style:font-weight-asian="normal" style:font-weight-complex="normal"/>
    </style:style>
    <style:style style:name="T17" style:family="text">
      <style:text-properties style:font-name="Courier 10 pitch"/>
    </style:style>
    <style:style style:name="T18" style:family="text">
      <style:text-properties style:text-position="super 58%" fo:font-style="normal" style:font-size-asian="10.5pt" style:font-style-asian="normal" style:font-style-complex="normal"/>
    </style:style>
    <style:style style:name="T19" style:family="text">
      <style:text-properties style:font-name="Nimbus Roman No9 L"/>
    </style:style>
    <style:style style:name="T20" style:family="text">
      <style:text-properties style:font-name="Courier New1"/>
    </style:style>
    <style:style style:name="T21" style:family="text">
      <style:text-properties style:font-name="Courier New1"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ext_20_body"/>
      <text:p text:style-name="Text_20_body"/>
      <text:p text:style-name="Text_20_body"/>
      <text:p text:style-name="Text_20_body"/>
      <text:p text:style-name="Text_20_body"/>
      <text:p text:style-name="P13"/>
      <text:p text:style-name="P13"/>
      <text:p text:style-name="P13"/>
      <text:p text:style-name="P5">Getting Started with</text:p>
      <text:p text:style-name="P5"><text:s/>Numerical Computation in</text:p>
      <text:p text:style-name="P5">MADNESS</text:p>
      <text:p text:style-name="P13"/>
      <text:p text:style-name="P13"/>
      <text:p text:style-name="P13"/>
      <text:p text:style-name="P13"/>
      <text:p text:style-name="P13"/>
      <text:p text:style-name="P13"/>
      <text:p text:style-name="P13"/>
      <text:p text:style-name="P13"/>
      <text:p text:style-name="P13"/>
      <text:p text:style-name="P6">Last <text:s/>modification: 1/7/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4">Robert J. Harrison</text:p>
      <text:p text:style-name="P14">Oak Ridge National Laboratory</text:p>
      <text:p text:style-name="P14">One Bethel Valley Road</text:p>
      <text:p text:style-name="P14">P.O. Box 2008, MS-6367</text:p>
      <text:p text:style-name="P14">Oak Ridge, TN 37831</text:p>
      <text:p text:style-name="P14"/>
      <text:p text:style-name="P14">email: harrisonrj@ornl.gov </text:p>
      <text:p text:style-name="P14">tel: 865-241-3937</text:p>
      <text:p text:style-name="P3"><text:tab/>fax: 865-572-068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text:s/>What is MADNESS and what can you do with it? <text:tab/>4</text:p>
          <text:p text:style-name="P22">2 <text:s/>Basics <text:tab/>5</text:p>
          <text:p text:style-name="P22">3 <text:s/>From math to C++ to numerical computation <text:tab/>6</text:p>
          <text:p text:style-name="P23">3.1 <text:s/>Step 1 – translating from Math to C++ <text:tab/>6</text:p>
          <text:p text:style-name="P23">3.2 <text:s/>Steps 2, 3 and 7 – initializing and finalizing the MADNESS environment <text:tab/>7</text:p>
          <text:p text:style-name="P23">3.3 <text:s/>Step 4 – generating a numerical representation <text:tab/>8</text:p>
          <text:p text:style-name="P23">3.4 <text:s/>Step 5 – computing the integral <text:tab/>8</text:p>
          <text:p text:style-name="P23">3.5 <text:s/>Step 6 – printing the result <text:tab/>9</text:p>
          <text:p text:style-name="P23">3.6 <text:s/>The complete program <text:tab/>9</text:p>
          <text:p text:style-name="P23">3.7 <text:s/>Step 8 – compiling your program <text:tab/>9</text:p>
          <text:p text:style-name="P23">3.8 <text:s/>Step 9 – running your program <text:tab/>10</text:p>
          <text:p text:style-name="P24">3.8.1 <text:s/>On a single workstation or laptop<text:tab/>10</text:p>
          <text:p text:style-name="P24">3.8.2 <text:s/>On a parallel computer: distributed or shared<text:tab/>10</text:p>
          <text:p text:style-name="P22">4 <text:s/>Differentiation, inner products, multiplication – e.g., energy of the hydrogen atom <text:tab/>11</text:p>
          <text:p text:style-name="P22">5 <text:s/>Integral operators – e.g., solution of Laplace or Poisson’s equations <text:tab/>12</text:p>
          <text:p text:style-name="P22">6 <text:s/>Operations on vectors of functions – e.g., calculating eigen functions <text:tab/>12</text:p>
          <text:p text:style-name="P23">6.1 <text:s/>Method 1: Using LAPACK <text:tab/>12</text:p>
          <text:p text:style-name="P23">6.2 <text:s/>Method 2: Solving Eigensystem Problems using Tensor, Vectors and Inner Products <text:tab/>13</text:p>
          <text:p text:style-name="P22">7 <text:s/>Moving functions to/from disk <text:tab/>13</text:p>
          <text:p text:style-name="P22">8 <text:s/>Plotting <text:tab/>14</text:p>
          <text:p text:style-name="P23">8.1 <text:s/>OpenDX <text:tab/>14</text:p>
          <text:p text:style-name="P23">8.2 <text:s/>Line plots <text:tab/>14</text:p>
          <text:p text:style-name="P23">8.3 <text:s/>VTK format and Paraview <text:tab/>15</text:p>
          <text:p text:style-name="P22">9 <text:s/>Load and memory balancing <text:tab/>16</text:p>
          <text:p text:style-name="P22">10 <text:s/>How to “think” MADNESS <text:tab/>17</text:p>
          <text:p text:style-name="P23">10.1 <text:s/>Solve the integral equation <text:tab/>17</text:p>
          <text:p text:style-name="P23">10.2 <text:s/>Carefully analyze discontinuities, noise, singularities, and asymptotic forms <text:tab/>18</text:p>
          <text:p text:style-name="P23">10.3 <text:s/>Robustly trade precision for speed <text:tab/>19</text:p>
          <text:p text:style-name="P23">10.4 <text:s/>Choice of polynomial order (k) <text:tab/>19</text:p>
          <text:p text:style-name="P22">11 <text:s/>Environment variables <text:tab/>20</text:p>
          <text:p text:style-name="P22">12 <text:s/>Troubleshooting. <text:tab/>20</text:p>
          <text:p text:style-name="P22">13 <text:s/>Viewing and editing this document <text:tab/>20</text:p>
        </text:index-body>
      </text:table-of-content>
      <text:p text:style-name="P3"/>
      <text:p text:style-name="P3"/>
      <text:p text:style-name="P3"/>
      <text:p text:style-name="P27"/>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1">m</text:span>ultiresolution <text:span text:style-name="T11">ad</text:span>aptive <text:span text:style-name="T11">n</text:span>umerical <text:span text:style-name="T11">e</text:span>nvironment for <text:span text:style-name="T11">s</text:span>cientific <text:span text:style-name="T11">s</text:span>imulation. It is trying to address the following issues</text:p>
      <text:list xml:id="list788637596" text:style-name="L1">
        <text:list-item>
          <text:p text:style-name="P28">raising the level of composition of scientific applications, making it faster/easier to craft robust/correct solutions to new problems,</text:p>
        </text:list-item>
        <text:list-item>
          <text:p text:style-name="P28">computing using functions and operators instead of just numbers, vectors and matrices,</text:p>
        </text:list-item>
        <text:list-item>
          <text:p text:style-name="P28">providing fast and accurate solutions for a variety of differential and integral equations in 1 to 6 dimensions (and perhaps higher), and</text:p>
        </text:list-item>
        <text:list-item>
          <text:p text:style-name="P28">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5"><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6">(<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x,dpsidx) + <text:tab/><text:tab/><text:tab/>inner(V(x),psi*psi);</text:p>
      <text:p text:style-name="Text_20_body">where <text:span text:style-name="T3">psi</text:span> is a 3-D function and <text:span text:style-name="T3">Dx(psi)</text:span> takes the derivative of <text:span text:style-name="T3">psi</text:span> in the <draw:frame draw:style-name="fr3" draw:name="Object41" text:anchor-type="as-char" svg:width="0.1673in" svg:height="0.1839in" draw:z-index="41"><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3" draw:name="Object42" text:anchor-type="as-char" svg:width="0.2417in" svg:height="0.2083in" draw:z-index="42"><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10">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1355352606" text:style-name="L3">
        <text:list-item>
          <text:p text:style-name="P29">the <text:span text:style-name="T3">doc</text:span> directory,</text:p>
        </text:list-item>
        <text:list-item>
          <text:p text:style-name="P29">the <text:a xlink:type="simple" xlink:href="http://www.doxygen.org/"><text:span text:style-name="T3">doxygen</text:span></text:a> generated documentation, and</text:p>
        </text:list-item>
        <text:list-item>
          <text:p text:style-name="P29">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5">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5"><draw:frame draw:style-name="fr1" draw:name="Objekt4" text:anchor-type="as-char" svg:width="2.7508in" svg:height="0.4709in" draw:z-index="8"><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6">(<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ough this first example in gory detail. The main steps will be</text:p>
      <text:list xml:id="list1482689936" text:style-name="L4">
        <text:list-item>
          <text:p text:style-name="P30">translating the function from math to C++ to be called by MADNESS</text:p>
        </text:list-item>
        <text:list-item>
          <text:p text:style-name="P30">initializing the MADNESS parallel runtime</text:p>
        </text:list-item>
        <text:list-item>
          <text:p text:style-name="P30">initializing the MADNESS numerical environment</text:p>
        </text:list-item>
        <text:list-item>
          <text:p text:style-name="P30">generating a numerical representation from the C++ function</text:p>
        </text:list-item>
        <text:list-item>
          <text:p text:style-name="P30">computing the integral</text:p>
        </text:list-item>
        <text:list-item>
          <text:p text:style-name="P30">printing the result</text:p>
        </text:list-item>
        <text:list-item>
          <text:p text:style-name="P30">terminating the MADNESS parallel runtime</text:p>
        </text:list-item>
        <text:list-item>
          <text:p text:style-name="P30">compiling your program</text:p>
        </text:list-item>
        <text:list-item>
          <text:p text:style-name="P30"><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6"><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7"><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5"><draw:frame draw:style-name="fr1" draw:name="Object3" text:anchor-type="as-char" svg:width="1.4173in" svg:height="0.2508in" draw:z-index="9"><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6">(<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14"><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15"><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10"><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11"><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8">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9"> </text:span><text:span text:style-name="T8">MADNESS will call your function from multiple threads in order to use multi-core processors efficiently, so the code for your function should be thread safe. It should not modify static (Fortran keyword </text:span><text:span text:style-name="T6">save</text:span><text:span text:style-name="T8">)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8"> set to one.</text:span></text:p>
      <text:p text:style-name="Text_20_body"><text:span text:style-name="T2">Important: </text:span><text:span text:style-name="T9">If you are using the AMD math library ACML, do not set the environmental variable </text:span><text:span text:style-name="T5">OMP_NUM_THREADS</text:span><text:span text:style-name="T9">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1"><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3">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4">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are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2"><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pan text:style-name="T1">Important: </text:span>Using more threads than processors can result in catastrophic slowdown since <text:soft-page-break/>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threads per node, you will type (in the bash shell) something like</text:p>
      <text:p text:style-name="Code"><text:span text:style-name="T3">MAD_NUM_THREADS=T mpirun -np N ./fred</text:span></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3" draw:name="Object43" text:anchor-type="as-char" svg:width="0.4902in" svg:height="0.1898in" draw:z-index="43"><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551722144" text:style-name="L9">
        <text:list-item>
          <text:p text:style-name="P34"><text:span text:style-name="T3">k</text:span> – the wavelet order. A practical rule of thumb is if the default truncation threshold is <draw:frame draw:style-name="fr3" draw:name="Object44" text:anchor-type="as-char" svg:width="0.3744in" svg:height="0.2075in" draw:z-index="44"><draw:object xlink:href="./Object 45" xlink:type="simple" xlink:show="embed" xlink:actuate="onLoad"/><draw:image xlink:href="./ObjectReplacements/Object 45" xlink:type="simple" xlink:show="embed" xlink:actuate="onLoad"/></draw:frame> that the order be chosen as <draw:frame draw:style-name="fr3" draw:name="Object45" text:anchor-type="as-char" svg:width="0.6327in" svg:height="0.1839in" draw:z-index="45"><draw:object xlink:href="./Object 46" xlink:type="simple" xlink:show="embed" xlink:actuate="onLoad"/><draw:image xlink:href="./ObjectReplacements/Object 46" xlink:type="simple" xlink:show="embed" xlink:actuate="onLoad"/></draw:frame>. The default is 6.</text:p>
        </text:list-item>
        <text:list-item>
          <text:p text:style-name="P34"><text:span text:style-name="T3">thresh</text:span> – the truncation threshold. The default is 1e-4.</text:p>
        </text:list-item>
        <text:list-item>
          <text:p text:style-name="P34"><text:span text:style-name="T3">bc</text:span> – the boundary conditions. See below for more details. The default is free spac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1915355889" text:style-name="L10">
        <text:list-item>
          <text:p text:style-name="P35"><text:span text:style-name="T3">BC_ZERO</text:span> – Zero Dirichlet</text:p>
        </text:list-item>
        <text:list-item>
          <text:p text:style-name="P35"><text:span text:style-name="T3">BC_PERIODIC</text:span> – Periodic (both left and right surfaces must agree on this value)</text:p>
        </text:list-item>
        <text:list-item>
          <text:p text:style-name="P35"><text:span text:style-name="T3">BC_FREE </text:span>– Free space (default)</text:p>
        </text:list-item>
        <text:list-item>
          <text:p text:style-name="P35"><text:span text:style-name="T3">BC_DIRICHLET</text:span> – General Dirichlet (requires provision of one or more functions)</text:p>
        </text:list-item>
        <text:list-item>
          <text:p text:style-name="P35"><text:span text:style-name="T3">BC_ZERONEUMANN </text:span>– Zero Neumann</text:p>
        </text:list-item>
        <text:list-item>
          <text:p text:style-name="P35"><text:span text:style-name="T3">BC_NEUMANN</text:span> – General Neumann (requires provision of one or more functions)</text:p>
        </text:list-item>
      </text:list>
      <text:p text:style-name="Text_20_body"><text:soft-page-break/>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FunctionDefaults,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 draw:name="Object46" text:anchor-type="as-char" svg:width="2.7839in" svg:height="0.1917in" draw:z-index="46"><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6">(<text:sequence text:ref-name="refText10"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8"> since the product of two polynomials of order </text:span><text:span text:style-name="T8"><draw:frame draw:style-name="fr3" draw:name="Object47" text:anchor-type="as-char" svg:width="0.1598in" svg:height="0.1839in" draw:z-index="47"><draw:object xlink:href="./Object 48" xlink:type="simple" xlink:show="embed" xlink:actuate="onLoad"/><draw:image xlink:href="./ObjectReplacements/Object 48" xlink:type="simple" xlink:show="embed" xlink:actuate="onLoad"/></draw:frame></text:span><text:span text:style-name="T8"> is of order </text:span><text:span text:style-name="T8"><draw:frame draw:style-name="fr3" draw:name="Object48" text:anchor-type="as-char" svg:width="0.2508in" svg:height="0.1839in" draw:z-index="48"><draw:object xlink:href="./Object 49" xlink:type="simple" xlink:show="embed" xlink:actuate="onLoad"/><draw:image xlink:href="./ObjectReplacements/Object 49" xlink:type="simple" xlink:show="embed" xlink:actuate="onLoad"/></draw:frame></text:span><text:span text:style-name="T8">. The auto-refinement algorithm within MADNESS is still under development – please refer to the implementation notes for more detail.</text:span></text:p>
      <text:h text:style-name="Heading_20_2" text:outline-level="2"><text:soft-page-break/><text:span text:style-name="T8">Inner products</text:span></text:h>
      <text:p text:style-name="Text_20_body"><text:span text:style-name="T8">The inner product of two functions is defined as </text:span></text:p>
      <table:table table:name="Table11" table:style-name="Table11">
        <table:table-column table:style-name="Table11.A"/>
        <table:table-column table:style-name="Table11.B"/>
        <table:table-header-rows>
          <table:table-row>
            <table:table-cell table:style-name="Table11.A1" office:value-type="string">
              <text:p text:style-name="P15"><draw:frame draw:style-name="fr1" draw:name="Object49" text:anchor-type="as-char" svg:width="1.6681in" svg:height="0.2508in" draw:z-index="49"><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6">(<text:sequence text:ref-name="refText11" text:name="Text" text:formula="ooow:Text+1" style:num-format="1">5</text:sequence>)</text:p>
            </table:table-cell>
          </table:table-row>
        </table:table-header-rows>
      </table:table>
      <text:p text:style-name="Text_20_body"><text:span text:style-name="T8">where </text:span><text:span text:style-name="T8"><draw:frame draw:style-name="fr3" draw:name="Object50" text:anchor-type="as-char" svg:width="0.1626in" svg:height="0.1839in" draw:z-index="50"><draw:object xlink:href="./Object 51" xlink:type="simple" xlink:show="embed" xlink:actuate="onLoad"/><draw:image xlink:href="./ObjectReplacements/Object 51" xlink:type="simple" xlink:show="embed" xlink:actuate="onLoad"/></draw:frame></text:span><text:span text:style-name="T8"> indicates complex conjugation and the integral is taken over the entire simulation volume. The above is computed for two MADNESS functions </text:span><text:span text:style-name="T6">f</text:span><text:span text:style-name="T8"> and </text:span><text:span text:style-name="T6">g</text:span><text:span text:style-name="T8"> of the same type using</text:span></text:p>
      <text:p text:style-name="Code"><text:span text:style-name="T8">inner(f,g)</text:span></text:p>
      <text:p text:style-name="Text_20_body"><text:span text:style-name="T8">If the input functions are real, the result is real; for complex functions the result is complex.</text:span></text:p>
      <text:h text:style-name="Heading_20_1" text:outline-level="1">Integral operators – e.g., solution of Laplace or Poisson’s equations</text:h>
      <text:p text:style-name="Text_20_body">The Poisson equation</text:p>
      <text:p text:style-name="P18"><text:tab/><text:tab/><text:tab/><text:tab/> <text:span text:style-name="T4"><draw:frame draw:style-name="fr2" draw:name="Object36" text:anchor-type="as-char" svg:width="1.0028in" svg:height="0.2075in" draw:z-index="3"><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3" draw:name="Object51" text:anchor-type="as-char" svg:width="0.3862in" svg:height="0.1846in" draw:z-index="51"><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7"> </text:span><text:span text:style-name="T15">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5">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eigen functions</text:h>
      <text:p text:style-name="Text_20_body">[RJH STOPPED IN THE PRECEDING SECTION ... WILL RESUME AFTER DINNER]. We describe some operations on vectors of functions. <text:s/>These are very convenient in many situations rather than using arrays of functions. <text:s/>The vector of functions exposes more parallelism to MADNESS and less possibilities for data dependence.</text:p>
      <text:p text:style-name="Text_20_body">We will illustrate this using vectors of real 3-D functions.</text:p>
      <text:h text:style-name="Heading_20_2" text:outline-level="2">Method 1: Using LAPACK</text:h>
      <text:p text:style-name="Text_20_body">Often one just want to compute eigenvalues and eigenvectors for a matrix and call an LAPACK routine. <text:s/>This can be accomplished by calling either a real symmetric eigensolver or Hermitian eigensolver. <text:s/>We illustrate with a 10 by 10 Hermitian case. <text:s/>This is in <text:span text:style-name="T3">trunk/src/apps/examples/vnuco.cc</text:span>.</text:p>
      <text:p text:style-name="Code">typedef SharedPtr&lt;FunctionFunctorInterface&lt;double_complex,3&gt;&gt; <text:soft-page-break/>complex_functorT; </text:p>
      <text:p text:style-name="Code"><text:s text:c="4"/>int nvec=10; <text:s text:c="2"/>Tensor&lt;double_complex&gt; c; </text:p>
      <text:p text:style-name="Code"><text:s text:c="2"/>Tensor&lt;double&gt; e; </text:p>
      <text:p text:style-name="Code"><text:s text:c="2"/>Tensor&lt;double_complex&gt; H(nvec,nvec);</text:p>
      <text:p text:style-name="Code"><text:s text:c="2"/>Tensor&lt;double_complex&gt; S(nvec,nvec);</text:p>
      <text:p text:style-name="Code"><text:s text:c="2"/>vector&lt;complex_functionT&gt; u; </text:p>
      <text:p text:style-name="Code">...assign some stuff to Hermitian matrices H and S...</text:p>
      <text:p text:style-name="Code"><text:s text:c="2"/>sygv(H, S, 1, c, e); </text:p>
      <text:p text:style-name="P11"><text:span text:style-name="T15">The standard Hermitian eigensolver call is</text:span> <text:span text:style-name="T3">syev</text:span><text:span text:style-name="T15">. </text:span><text:span text:style-name="T15">The LAPACK function calls and syntax are described in the </text:span><text:span text:style-name="T3">trunk/src/lib/linalg</text:span> <text:span text:style-name="T15">directory</text:span>.</text:p>
      <text:p text:style-name="P11"><text:span text:style-name="T15">Now the eigenvalues are stored in the tensor </text:span>e <text:span text:style-name="T15">and the vectors are stored in </text:span><text:span text:style-name="T3">c</text:span><text:span text:style-name="T15">.</text:span> <text:s/></text:p>
      <text:p text:style-name="P11"><text:span text:style-name="T15">Using the MADNESS function</text:span> <text:span text:style-name="T3">transform</text:span> <text:span text:style-name="T15">we can convert the vectors from the LAPACK output format to the multiwavelet representations:</text:span></text:p>
      <text:p text:style-name="P11"><text:span text:style-name="T15"><text:s text:c="8"/></text:span><text:span text:style-name="T12">e = e(Slice(0,nvec-1)); </text:span></text:p>
      <text:p text:style-name="P11"><text:span text:style-name="T12"><text:s text:c="3"/></text:span><text:span text:style-name="T15"><text:s/></text:span><text:span text:style-name="T12">u <text:s/>= transform(world, u, <text:s/>c(_,Slice(0,nvec-1))); </text:span></text:p>
      <text:p text:style-name="P11"><text:span text:style-name="T15">The details on the Slice operation is in</text:span><text:span text:style-name="T3"> xxxyyy.</text:span></text:p>
      <text:h text:style-name="Heading_20_2" text:outline-level="2">Method 2: Solving Eigensystem Problems using Tensor, Vectors and Inner Products</text:h>
      <text:p text:style-name="P2"><text:span text:style-name="T13">The above example is a matrix oriented method of forming a matrix and solving an eigensystem problem. <text:s/>In practice one often form the entries of the matrix </text:span><text:span text:style-name="T7">H</text:span><text:span text:style-name="T13"> by using inner products of functions. <text:s/>For example, in quantum mechanics the representation of the Hamiltonian operator with respect to a set of orbitals denoted by vector of functions. <text:s/>We have H and S as before.</text:span></text:p>
      <text:p text:style-name="P4">Assume that a vector of complex 3-D functions have been defined. <text:s/>Now the command</text:p>
      <text:p text:style-name="P4">matrix_inner computes a matrix S(i,j) =&lt;u(i), u(j)&gt;.</text:p>
      <text:p text:style-name="Code">S = matrix_inner(world, u, u);</text:p>
      <text:p text:style-name="P2"><text:span text:style-name="T13">More realistic and complicated examples are in the examples directory (</text:span><text:span text:style-name="T7">vnucso.cc</text:span><text:span text:style-name="T16">)</text:span><text:span text:style-name="T13"> and in molecular DFT application.</text:span></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7"/>
      <text:p text:style-name="Text_20_body">Here, <text:span text:style-name="T3">f</text:span>, <text:span text:style-name="T3">g</text:span>, and <text:span text:style-name="T3">h</text:span> are MADNESS functions of any type (they need not have the same type or <text:soft-page-break/>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text:soft-page-break/>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20"/>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4"> </text:span>At this time, MADNESS evaluates the functions at equally spaced points between <text:span text:style-name="T1">plotlo </text:span><text:span text:style-name="T8">and </text:span><text:span text:style-name="T1">plothi</text:span><text:span text:style-name="T8">. <text:s/></text:span></text:p>
      <text:p text:style-name="P7">After the above four quantities have been defined, three functions must be called:</text:p>
      <text:p text:style-name="P21"><text:tab/><text:span text:style-name="T3">plotvtk_begin </text:span>: Writes the VTK boilerplate header information</text:p>
      <text:p text:style-name="Text_20_Body"><text:span text:style-name="T8"><text:tab/></text:span><text:span text:style-name="T6">plotvtk_data</text:span><text:span text:style-name="T8"> : Evaluates and writes the MADNESS function at </text:span><text:span text:style-name="T1">npts</text:span></text:p>
      <text:p text:style-name="P21"><text:tab/><text:span text:style-name="T3">plotvtk_end </text:span>: Writes the VTK boilerplate footer information</text:p>
      <text:p text:style-name="P8"/>
      <text:p text:style-name="Text_20_body"><text:span text:style-name="T2">Note:</text:span><text:span text:style-name="T10"> </text:span><text:span text:style-name="T9">Currently, the function evaluation in plotvtk_data is done in serial.</text:span><text:span text:style-name="T8"> <text:s/></text:span></text:p>
      <text:p text:style-name="Text_20_body"><text:span text:style-name="T8">An example of code for plotting two two-dimensional functions </text:span><text:span text:style-name="T1">u</text:span><text:span text:style-name="T8"> and </text:span><text:span text:style-name="T1">v</text:span><text:span text:style-name="T8"> is as follows in a [0,1]</text:span><text:span text:style-name="T18">2</text:span><text:span text:style-name="T8">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oft-page-break/><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T2">Note: </text:span><text:span text:style-name="T9">An arbitrary number of MADNESS files may be written to a single file. <text:s/>Two are shown above for demonstrative purposes; however, plotvtk_data may be called multiple times between plotvtk_begin and plotvtk_end function calls</text:span>.</text:p>
      <text:p text:style-name="P9"><text:span text:style-name="T2">Note: </text:span><text:span text:style-name="T13">For time-dependent simulations, the above code can be included within the time step loop. <text:s/>The user should then consider appending the filename with the timestep number and create Ntimestep files, each containing one increment of time.</text:span></text:p>
      <text:p text:style-name="P19">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1173804449" text:style-name="L5">
        <text:list-item>
          <text:p text:style-name="P31">static and driven by the distribution of data, </text:p>
        </text:list-item>
        <text:list-item>
          <text:p text:style-name="P31">dynamic via random assignment of work, and </text:p>
        </text:list-item>
        <text:list-item>
          <text:p text:style-name="P31">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1493082349" text:style-name="L6">
        <text:list-item>
          <text:p text:style-name="P32"><text:span text:style-name="T3">FunctionDefaults::set_apply_randomize(bool) </text:span>controls the use of randomization in applying integral (convolution) operators. It is typically beneficial when computing to medium/high precision. </text:p>
        </text:list-item>
        <text:list-item>
          <text:p text:style-name="P32"><text:soft-page-break/><text:span text:style-name="T3">FunctionDefaults::set_project_randomize(bool)</text:span><text:span text:style-name="T15">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2">The process map (an instance of <text:span text:style-name="T3">WorldDCPmapInterface</text:span>) controls mapping of data to processors and it is actually quite easy to write your own (e.g., see <text:span text:style-name="T3">WorldDCDefaultPmap 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3">trunk/src/apps/examples/dataloadbal.cc</text:span><text:span text:style-name="T15"> </text:span><text:span text:style-name="T19">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s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 <text:s/></text:p>
      <text:h text:style-name="Heading_20_2" text:outline-level="2">Solve the integral equation</text:h>
      <text:p text:style-name="P7">In many situations the integral operator associated to the differential operator have an analytic kernel. <text:s/>The simplest examples are the convolution operators. <text:s/>In equation <text:sequence-ref text:reference-format="text" text:ref-name="refText3">(6)</text:sequence-ref> the free space Poisson equation is converted to a convolution with the Poisson (or Coulomb) kernel, the <text:soft-page-break/>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9">as a semi-group equation.</text:span></text:p>
      <table:table table:name="Table3" table:style-name="Table3">
        <table:table-column table:style-name="Table3.A"/>
        <table:table-column table:style-name="Table3.B"/>
        <table:table-header-rows>
          <table:table-row>
            <table:table-cell table:style-name="Table3.A1" office:value-type="string">
              <text:p text:style-name="P15"><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6">(<text:sequence text:ref-name="refText3" text:name="Text" text:formula="ooow:Text+1" style:num-format="1">6</text:sequence>)</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5"><draw:frame draw:style-name="fr1" draw:name="Object13" text:anchor-type="as-char" svg:width="1.3307in" svg:height="0.4402in" draw:z-index="16"><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6">(<text:sequence text:ref-name="refText4" text:name="Text" text:formula="ooow:Text+1" style:num-format="1">7</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17"><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18"><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19"><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text:soft-page-break/>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able:table-row>
            <table:table-cell table:style-name="Table5.A1" office:value-type="string">
              <text:p text:style-name="P15"><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6">(<text:sequence text:ref-name="refText5" text:name="Text" text:formula="ooow:Text+1" style:num-format="1">8</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5"><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6">(<text:sequence text:ref-name="refText6" text:name="Text" text:formula="ooow:Text+1" style:num-format="1">9</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5"><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6">(<text:sequence text:ref-name="refText7" text:name="Text" text:formula="ooow:Text+1" style:num-format="1">10</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23"><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24"><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32"><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33"><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34"><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5"><draw:frame draw:style-name="fr1" draw:name="Object26" text:anchor-type="as-char" svg:width="1.3035in" svg:height="0.4236in" draw:z-index="36"><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6">(<text:sequence text:ref-name="refText8" text:name="Text" text:formula="ooow:Text+1" style:num-format="1">11</text:sequence>)</text:p>
            </table:table-cell>
          </table:table-row>
        </table:table-header-rows>
      </table:table>
      <text:p text:style-name="Text_20_body">where in the original problem one knows that <draw:frame draw:style-name="fr1" draw:name="Object27" text:anchor-type="as-char" svg:width="1.0201in" svg:height="0.1917in" draw:z-index="35"><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5"><draw:frame draw:style-name="fr1" draw:name="Object28" text:anchor-type="as-char" svg:width="3.5138in" svg:height="1.4283in" draw:z-index="37"><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6">(<text:sequence text:ref-name="refText9" text:name="Text" text:formula="ooow:Text+1" style:num-format="1">12</text:sequence>)</text:p>
            </table:table-cell>
          </table:table-row>
        </table:table-header-rows>
      </table:table>
      <text:p text:style-name="Text_20_body">The function <draw:frame draw:style-name="fr1" draw:name="Object29" text:anchor-type="as-char" svg:width="0.398in" svg:height="0.1917in" draw:z-index="38"><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39"><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40"><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5"><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6"><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7"><draw:object xlink:href="./Object 16" xlink:type="simple" xlink:show="embed" xlink:actuate="onLoad"/><draw:image xlink:href="./ObjectReplacements/Object 16" xlink:type="simple" xlink:show="embed" xlink:actuate="onLoad"/></draw:frame> <text:soft-page-break/>(where <draw:frame draw:style-name="fr1" draw:name="Object32" text:anchor-type="as-char" svg:width="0.1602in" svg:height="0.1839in" draw:z-index="28"><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29"><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0"><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1"><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text:p>
      <text:list xml:id="list1828087294" text:style-name="L7">
        <text:list-item>
          <text:p text:style-name="P33">Under Linux ensure you have the Microsoft true-type fonts installed – they are free. Under Ubuntu install package <text:span text:style-name="T3">msttcorefonts</text:span>. Without these the default Linux fonts <text:soft-page-break/>will cause pagination and other problems, at least with the title pages.</text:p>
        </text:list-item>
        <text:list-item>
          <text:p text:style-name="P33">All text except for foreign languages and symbols should be in Times New Roman.</text:p>
        </text:list-item>
        <text:list-item>
          <text:p text:style-name="P33">All in-line code, filenames, commands, etc., should be in Courier New.</text:p>
        </text:list-item>
        <text:list-item>
          <text:p text:style-name="P33">All multi-line code examples should be in Code style (note that it automatically indents).</text:p>
        </text:list-item>
        <text:list-item>
          <text:p text:style-name="P33">Emphasis should be done with italics – bold should not be used.</text:p>
        </text:list-item>
        <text:list-item>
          <text:p text:style-name="P33">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arial" svg:font-family="arial, sans-serif"/>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20</text:page-number></text:p>
      </style:footer>
    </style:master-page>
    <style:master-page style:name="Right_20_Page" style:display-name="Right Page" style:page-layout-name="Mpm3" style:next-style-name="Left_20_Page">
      <style:footer>
        <text:p text:style-name="MP1"><text:page-number text:select-page="current">20</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2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10-01-17T21:47:09</dc:date>
    <meta:editing-cycles>208</meta:editing-cycles>
    <meta:editing-duration>PT218H17M43S</meta:editing-duration>
    <meta:document-statistic meta:table-count="12" meta:image-count="0" meta:object-count="52" meta:page-count="21" meta:paragraph-count="377" meta:word-count="6328" meta:character-count="4048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